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</office:automatic-styles>
  <office:body>
    <office:spreadsheet>
      <table:calculation-settings table:automatic-find-labels="false" table:use-regular-expressions="false" table:use-wildcards="true"/>
      <table:table table:name="SummaryStatistics_PerDataset_Boosting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classic_misc_rate_test_mean_median</text:p>
          </table:table-cell>
          <table:table-cell office:value-type="string" calcext:value-type="string">
            <text:p>init_easy_misc_rate_test_mean_median</text:p>
          </table:table-cell>
          <table:table-cell office:value-type="string" calcext:value-type="string">
            <text:p>init_hard_misc_rate_test_mean_median</text:p>
          </table:table-cell>
          <table:table-cell table:style-name="Default" office:value-type="string" calcext:value-type="string">
            <text:p>classic_misc_rate_test_mean_std</text:p>
          </table:table-cell>
          <table:table-cell office:value-type="string" calcext:value-type="string">
            <text:p>init_easy_misc_rate_test_mean_std</text:p>
          </table:table-cell>
          <table:table-cell office:value-type="string" calcext:value-type="string">
            <text:p>init_hard_misc_rate_test_mean_std</text:p>
          </table:table-cell>
          <table:table-cell table:style-name="Default" office:value-type="string" calcext:value-type="string">
            <text:p>classic_misc_rate_test_mean_total_mean</text:p>
          </table:table-cell>
          <table:table-cell office:value-type="string" calcext:value-type="string">
            <text:p>init_easy_misc_rate_test_mean_total_mean</text:p>
          </table:table-cell>
          <table:table-cell office:value-type="string" calcext:value-type="string">
            <text:p>init_hard_misc_rate_test_mean_total_m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QualityRed_5vs6</text:p>
          </table:table-cell>
          <table:table-cell office:value-type="float" office:value="0.288145" calcext:value-type="float">
            <text:p>0.288145</text:p>
          </table:table-cell>
          <table:table-cell office:value-type="float" office:value="0.293407" calcext:value-type="float">
            <text:p>0.293407</text:p>
          </table:table-cell>
          <table:table-cell office:value-type="float" office:value="0.302556" calcext:value-type="float">
            <text:p>0.302556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12552" calcext:value-type="float">
            <text:p>0.012552</text:p>
          </table:table-cell>
          <table:table-cell office:value-type="float" office:value="0.042516" calcext:value-type="float">
            <text:p>0.042516</text:p>
          </table:table-cell>
          <table:table-cell office:value-type="float" office:value="0.291635" calcext:value-type="float">
            <text:p>0.291635</text:p>
          </table:table-cell>
          <table:table-cell office:value-type="float" office:value="0.296535" calcext:value-type="float">
            <text:p>0.296535</text:p>
          </table:table-cell>
          <table:table-cell office:value-type="float" office:value="0.322766" calcext:value-type="float">
            <text:p>0.3227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_CYTvsNUC</text:p>
          </table:table-cell>
          <table:table-cell office:value-type="float" office:value="0.341948" calcext:value-type="float">
            <text:p>0.341948</text:p>
          </table:table-cell>
          <table:table-cell office:value-type="float" office:value="0.347591" calcext:value-type="float">
            <text:p>0.347591</text:p>
          </table:table-cell>
          <table:table-cell office:value-type="float" office:value="0.35422" calcext:value-type="float">
            <text:p>0.35422</text:p>
          </table:table-cell>
          <table:table-cell office:value-type="float" office:value="0.005681" calcext:value-type="float">
            <text:p>0.005681</text:p>
          </table:table-cell>
          <table:table-cell office:value-type="float" office:value="0.01438" calcext:value-type="float">
            <text:p>0.01438</text:p>
          </table:table-cell>
          <table:table-cell office:value-type="float" office:value="0.057077" calcext:value-type="float">
            <text:p>0.057077</text:p>
          </table:table-cell>
          <table:table-cell office:value-type="float" office:value="0.34342" calcext:value-type="float">
            <text:p>0.34342</text:p>
          </table:table-cell>
          <table:table-cell office:value-type="float" office:value="0.351851" calcext:value-type="float">
            <text:p>0.351851</text:p>
          </table:table-cell>
          <table:table-cell office:value-type="float" office:value="0.37924" calcext:value-type="float">
            <text:p>0.37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rrhythmia_cfs</text:p>
          </table:table-cell>
          <table:table-cell office:value-type="float" office:value="0.167874" calcext:value-type="float">
            <text:p>0.167874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192271" calcext:value-type="float">
            <text:p>0.192271</text:p>
          </table:table-cell>
          <table:table-cell office:value-type="float" office:value="0.026203" calcext:value-type="float">
            <text:p>0.026203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0.040552" calcext:value-type="float">
            <text:p>0.040552</text:p>
          </table:table-cell>
          <table:table-cell office:value-type="float" office:value="0.175926" calcext:value-type="float">
            <text:p>0.175926</text:p>
          </table:table-cell>
          <table:table-cell office:value-type="float" office:value="0.200795" calcext:value-type="float">
            <text:p>0.200795</text:p>
          </table:table-cell>
          <table:table-cell office:value-type="float" office:value="0.205838" calcext:value-type="float">
            <text:p>0.205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table:style-name="Default" office:value-type="float" office:value="0.312162" calcext:value-type="float">
            <text:p>0.312162</text:p>
          </table:table-cell>
          <table:table-cell table:style-name="ce1" office:value-type="float" office:value="0.30976" calcext:value-type="float">
            <text:p>0.30976</text:p>
          </table:table-cell>
          <table:table-cell office:value-type="float" office:value="0.322973" calcext:value-type="float">
            <text:p>0.322973</text:p>
          </table:table-cell>
          <table:table-cell office:value-type="float" office:value="0.01872" calcext:value-type="float">
            <text:p>0.01872</text:p>
          </table:table-cell>
          <table:table-cell office:value-type="float" office:value="0.025364" calcext:value-type="float">
            <text:p>0.025364</text:p>
          </table:table-cell>
          <table:table-cell office:value-type="float" office:value="0.035599" calcext:value-type="float">
            <text:p>0.035599</text:p>
          </table:table-cell>
          <table:table-cell office:value-type="float" office:value="0.310373" calcext:value-type="float">
            <text:p>0.310373</text:p>
          </table:table-cell>
          <table:table-cell office:value-type="float" office:value="0.313494" calcext:value-type="float">
            <text:p>0.313494</text:p>
          </table:table-cell>
          <table:table-cell office:value-type="float" office:value="0.329404" calcext:value-type="float">
            <text:p>0.329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knote_authentication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3639" calcext:value-type="float">
            <text:p>0.003639</text:p>
          </table:table-cell>
          <table:table-cell table:style-name="ce1" office:value-type="float" office:value="0.001455" calcext:value-type="float">
            <text:p>0.001455</text:p>
          </table:table-cell>
          <table:table-cell office:value-type="float" office:value="0.016929" calcext:value-type="float">
            <text:p>0.016929</text:p>
          </table:table-cell>
          <table:table-cell office:value-type="float" office:value="0.020325" calcext:value-type="float">
            <text:p>0.020325</text:p>
          </table:table-cell>
          <table:table-cell office:value-type="float" office:value="0.019159" calcext:value-type="float">
            <text:p>0.019159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9268" calcext:value-type="float">
            <text:p>0.009268</text:p>
          </table:table-cell>
          <table:table-cell office:value-type="float" office:value="0.00721" calcext:value-type="float">
            <text:p>0.00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dyfat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0.004" calcext:value-type="float">
            <text:p>0.0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.004" calcext:value-type="float">
            <text:p>0.004</text:p>
          </table:table-cell>
          <table:table-cell table:number-columns-repeated="2"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-w</text:p>
          </table:table-cell>
          <table:table-cell table:style-name="Default" office:value-type="float" office:value="0.04147" calcext:value-type="float">
            <text:p>0.04147</text:p>
          </table:table-cell>
          <table:table-cell office:value-type="float" office:value="0.041491" calcext:value-type="float">
            <text:p>0.041491</text:p>
          </table:table-cell>
          <table:table-cell table:style-name="ce1" office:value-type="float" office:value="0.038613" calcext:value-type="float">
            <text:p>0.038613</text:p>
          </table:table-cell>
          <table:table-cell table:style-name="Default" office:value-type="float" office:value="0.004947" calcext:value-type="float">
            <text:p>0.004947</text:p>
          </table:table-cell>
          <table:table-cell office:value-type="float" office:value="0.005991" calcext:value-type="float">
            <text:p>0.005991</text:p>
          </table:table-cell>
          <table:table-cell office:value-type="float" office:value="0.006499" calcext:value-type="float">
            <text:p>0.006499</text:p>
          </table:table-cell>
          <table:table-cell table:style-name="Default" office:value-type="float" office:value="0.042521" calcext:value-type="float">
            <text:p>0.042521</text:p>
          </table:table-cell>
          <table:table-cell office:value-type="float" office:value="0.043453" calcext:value-type="float">
            <text:p>0.043453</text:p>
          </table:table-cell>
          <table:table-cell table:style-name="ce1" office:value-type="float" office:value="0.040182" calcext:value-type="float">
            <text:p>0.040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cancer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0.266765" calcext:value-type="float">
            <text:p>0.266765</text:p>
          </table:table-cell>
          <table:table-cell office:value-type="float" office:value="0.275462" calcext:value-type="float">
            <text:p>0.275462</text:p>
          </table:table-cell>
          <table:table-cell office:value-type="float" office:value="0.28458" calcext:value-type="float">
            <text:p>0.28458</text:p>
          </table:table-cell>
          <table:table-cell office:value-type="float" office:value="0.019883" calcext:value-type="float">
            <text:p>0.019883</text:p>
          </table:table-cell>
          <table:table-cell office:value-type="float" office:value="0.026367" calcext:value-type="float">
            <text:p>0.026367</text:p>
          </table:table-cell>
          <table:table-cell office:value-type="float" office:value="0.037509" calcext:value-type="float">
            <text:p>0.037509</text:p>
          </table:table-cell>
          <table:table-cell office:value-type="float" office:value="0.271157" calcext:value-type="float">
            <text:p>0.271157</text:p>
          </table:table-cell>
          <table:table-cell office:value-type="float" office:value="0.283093" calcext:value-type="float">
            <text:p>0.283093</text:p>
          </table:table-cell>
          <table:table-cell office:value-type="float" office:value="0.29701" calcext:value-type="float">
            <text:p>0.297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atfield_4</text:p>
          </table:table-cell>
          <table:table-cell office:value-type="float" office:value="0.127717" calcext:value-type="float">
            <text:p>0.127717</text:p>
          </table:table-cell>
          <table:table-cell office:value-type="float" office:value="0.131703" calcext:value-type="float">
            <text:p>0.131703</text:p>
          </table:table-cell>
          <table:table-cell office:value-type="float" office:value="0.136232" calcext:value-type="float">
            <text:p>0.136232</text:p>
          </table:table-cell>
          <table:table-cell office:value-type="float" office:value="0.006864" calcext:value-type="float">
            <text:p>0.006864</text:p>
          </table:table-cell>
          <table:table-cell office:value-type="float" office:value="0.009325" calcext:value-type="float">
            <text:p>0.009325</text:p>
          </table:table-cell>
          <table:table-cell office:value-type="float" office:value="0.008506" calcext:value-type="float">
            <text:p>0.008506</text:p>
          </table:table-cell>
          <table:table-cell office:value-type="float" office:value="0.126237" calcext:value-type="float">
            <text:p>0.126237</text:p>
          </table:table-cell>
          <table:table-cell office:value-type="float" office:value="0.130807" calcext:value-type="float">
            <text:p>0.130807</text:p>
          </table:table-cell>
          <table:table-cell office:value-type="float" office:value="0.135866" calcext:value-type="float">
            <text:p>0.135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LS</text:p>
          </table:table-cell>
          <table:table-cell table:style-name="Default" office:value-type="float" office:value="0.358992" calcext:value-type="float">
            <text:p>0.358992</text:p>
          </table:table-cell>
          <table:table-cell table:style-name="ce1" office:value-type="float" office:value="0.355378" calcext:value-type="float">
            <text:p>0.355378</text:p>
          </table:table-cell>
          <table:table-cell office:value-type="float" office:value="0.376737" calcext:value-type="float">
            <text:p>0.376737</text:p>
          </table:table-cell>
          <table:table-cell office:value-type="float" office:value="0.005519" calcext:value-type="float">
            <text:p>0.005519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.080445" calcext:value-type="float">
            <text:p>0.080445</text:p>
          </table:table-cell>
          <table:table-cell table:style-name="Default" office:value-type="float" office:value="0.359479" calcext:value-type="float">
            <text:p>0.359479</text:p>
          </table:table-cell>
          <table:table-cell table:style-name="ce1" office:value-type="float" office:value="0.356675" calcext:value-type="float">
            <text:p>0.356675</text:p>
          </table:table-cell>
          <table:table-cell office:value-type="float" office:value="0.418907" calcext:value-type="float">
            <text:p>0.4189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L</text:p>
          </table:table-cell>
          <table:table-cell table:style-name="Default" office:value-type="float" office:value="0.262006" calcext:value-type="float">
            <text:p>0.262006</text:p>
          </table:table-cell>
          <table:table-cell table:style-name="ce1" office:value-type="float" office:value="0.257807" calcext:value-type="float">
            <text:p>0.257807</text:p>
          </table:table-cell>
          <table:table-cell office:value-type="float" office:value="0.270307" calcext:value-type="float">
            <text:p>0.270307</text:p>
          </table:table-cell>
          <table:table-cell office:value-type="float" office:value="0.005832" calcext:value-type="float">
            <text:p>0.005832</text:p>
          </table:table-cell>
          <table:table-cell office:value-type="float" office:value="0.008217" calcext:value-type="float">
            <text:p>0.008217</text:p>
          </table:table-cell>
          <table:table-cell office:value-type="float" office:value="0.049468" calcext:value-type="float">
            <text:p>0.049468</text:p>
          </table:table-cell>
          <table:table-cell table:style-name="Default" office:value-type="float" office:value="0.26164" calcext:value-type="float">
            <text:p>0.26164</text:p>
          </table:table-cell>
          <table:table-cell table:style-name="ce1" office:value-type="float" office:value="0.258016" calcext:value-type="float">
            <text:p>0.258016</text:p>
          </table:table-cell>
          <table:table-cell office:value-type="float" office:value="0.297779" calcext:value-type="float">
            <text:p>0.297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_NS</text:p>
          </table:table-cell>
          <table:table-cell office:value-type="float" office:value="0.316667" calcext:value-type="float">
            <text:p>0.316667</text:p>
          </table:table-cell>
          <table:table-cell table:style-name="ce1" office:value-type="float" office:value="0.316667" calcext:value-type="float">
            <text:p>0.316667</text:p>
          </table:table-cell>
          <table:table-cell office:value-type="float" office:value="0.334211" calcext:value-type="float">
            <text:p>0.334211</text:p>
          </table:table-cell>
          <table:table-cell office:value-type="float" office:value="0.016043" calcext:value-type="float">
            <text:p>0.016043</text:p>
          </table:table-cell>
          <table:table-cell office:value-type="float" office:value="0.016615" calcext:value-type="float">
            <text:p>0.016615</text:p>
          </table:table-cell>
          <table:table-cell office:value-type="float" office:value="0.038901" calcext:value-type="float">
            <text:p>0.038901</text:p>
          </table:table-cell>
          <table:table-cell table:style-name="Default" office:value-type="float" office:value="0.321" calcext:value-type="float">
            <text:p>0.321</text:p>
          </table:table-cell>
          <table:table-cell table:style-name="ce1" office:value-type="float" office:value="0.320139" calcext:value-type="float">
            <text:p>0.320139</text:p>
          </table:table-cell>
          <table:table-cell office:value-type="float" office:value="0.351115" calcext:value-type="float">
            <text:p>0.351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dit-g</text:p>
          </table:table-cell>
          <table:table-cell table:style-name="Default" office:value-type="float" office:value="0.246" calcext:value-type="float">
            <text:p>0.246</text:p>
          </table:table-cell>
          <table:table-cell table:style-name="ce1" office:value-type="float" office:value="0.243" calcext:value-type="float">
            <text:p>0.243</text:p>
          </table:table-cell>
          <table:table-cell office:value-type="float" office:value="0.267" calcext:value-type="float">
            <text:p>0.267</text:p>
          </table:table-cell>
          <table:table-cell table:style-name="Default" office:value-type="float" office:value="0.010809" calcext:value-type="float">
            <text:p>0.010809</text:p>
          </table:table-cell>
          <table:table-cell table:style-name="ce1" office:value-type="float" office:value="0.010757" calcext:value-type="float">
            <text:p>0.010757</text:p>
          </table:table-cell>
          <table:table-cell office:value-type="float" office:value="0.021969" calcext:value-type="float">
            <text:p>0.021969</text:p>
          </table:table-cell>
          <table:table-cell table:style-name="Default" office:value-type="float" office:value="0.247877" calcext:value-type="float">
            <text:p>0.247877</text:p>
          </table:table-cell>
          <table:table-cell table:style-name="ce1" office:value-type="float" office:value="0.244889" calcext:value-type="float">
            <text:p>0.244889</text:p>
          </table:table-cell>
          <table:table-cell office:value-type="float" office:value="0.274617" calcext:value-type="float">
            <text:p>0.2746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0.240909" calcext:value-type="float">
            <text:p>0.240909</text:p>
          </table:table-cell>
          <table:table-cell table:style-name="ce1" office:value-type="float" office:value="0.238312" calcext:value-type="float">
            <text:p>0.238312</text:p>
          </table:table-cell>
          <table:table-cell office:value-type="float" office:value="0.24865" calcext:value-type="float">
            <text:p>0.24865</text:p>
          </table:table-cell>
          <table:table-cell office:value-type="float" office:value="0.007122" calcext:value-type="float">
            <text:p>0.007122</text:p>
          </table:table-cell>
          <table:table-cell office:value-type="float" office:value="0.009133" calcext:value-type="float">
            <text:p>0.009133</text:p>
          </table:table-cell>
          <table:table-cell office:value-type="float" office:value="0.013492" calcext:value-type="float">
            <text:p>0.013492</text:p>
          </table:table-cell>
          <table:table-cell table:style-name="Default" office:value-type="float" office:value="0.242109" calcext:value-type="float">
            <text:p>0.242109</text:p>
          </table:table-cell>
          <table:table-cell table:style-name="ce1" office:value-type="float" office:value="0.239219" calcext:value-type="float">
            <text:p>0.239219</text:p>
          </table:table-cell>
          <table:table-cell office:value-type="float" office:value="0.250618" calcext:value-type="float">
            <text:p>0.250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ic_retinopathy</text:p>
          </table:table-cell>
          <table:table-cell office:value-type="float" office:value="0.326732" calcext:value-type="float">
            <text:p>0.326732</text:p>
          </table:table-cell>
          <table:table-cell office:value-type="float" office:value="0.337972" calcext:value-type="float">
            <text:p>0.337972</text:p>
          </table:table-cell>
          <table:table-cell office:value-type="float" office:value="0.361439" calcext:value-type="float">
            <text:p>0.361439</text:p>
          </table:table-cell>
          <table:table-cell office:value-type="float" office:value="0.016898" calcext:value-type="float">
            <text:p>0.016898</text:p>
          </table:table-cell>
          <table:table-cell office:value-type="float" office:value="0.021089" calcext:value-type="float">
            <text:p>0.021089</text:p>
          </table:table-cell>
          <table:table-cell office:value-type="float" office:value="0.040366" calcext:value-type="float">
            <text:p>0.040366</text:p>
          </table:table-cell>
          <table:table-cell office:value-type="float" office:value="0.330662" calcext:value-type="float">
            <text:p>0.330662</text:p>
          </table:table-cell>
          <table:table-cell office:value-type="float" office:value="0.336952" calcext:value-type="float">
            <text:p>0.336952</text:p>
          </table:table-cell>
          <table:table-cell office:value-type="float" office:value="0.371119" calcext:value-type="float">
            <text:p>0.3711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i_c0_250_50</text:p>
          </table:table-cell>
          <table:table-cell table:style-name="Default" office:value-type="float" office:value="0.228" calcext:value-type="float">
            <text:p>0.228</text:p>
          </table:table-cell>
          <table:table-cell table:style-name="ce1" office:value-type="float" office:value="0.224" calcext:value-type="float">
            <text:p>0.224</text:p>
          </table:table-cell>
          <table:table-cell table:style-name="ce1" office:value-type="float" office:value="0.22" calcext:value-type="float">
            <text:p>0.22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017927" calcext:value-type="float">
            <text:p>0.017927</text:p>
          </table:table-cell>
          <table:table-cell office:value-type="float" office:value="0.018717" calcext:value-type="float">
            <text:p>0.018717</text:p>
          </table:table-cell>
          <table:table-cell table:style-name="Default" office:value-type="float" office:value="0.225733" calcext:value-type="float">
            <text:p>0.225733</text:p>
          </table:table-cell>
          <table:table-cell table:style-name="ce1" office:value-type="float" office:value="0.224012" calcext:value-type="float">
            <text:p>0.224012</text:p>
          </table:table-cell>
          <table:table-cell table:style-name="ce1" office:value-type="float" office:value="0.221184" calcext:value-type="float">
            <text:p>0.2211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0</text:p>
          </table:table-cell>
          <table:table-cell office:value-type="float" office:value="0.167749" calcext:value-type="float">
            <text:p>0.167749</text:p>
          </table:table-cell>
          <table:table-cell office:value-type="float" office:value="0.177489" calcext:value-type="float">
            <text:p>0.177489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020648" calcext:value-type="float">
            <text:p>0.020648</text:p>
          </table:table-cell>
          <table:table-cell office:value-type="float" office:value="0.02125" calcext:value-type="float">
            <text:p>0.02125</text:p>
          </table:table-cell>
          <table:table-cell office:value-type="float" office:value="0.022754" calcext:value-type="float">
            <text:p>0.022754</text:p>
          </table:table-cell>
          <table:table-cell office:value-type="float" office:value="0.171763" calcext:value-type="float">
            <text:p>0.171763</text:p>
          </table:table-cell>
          <table:table-cell office:value-type="float" office:value="0.183637" calcext:value-type="float">
            <text:p>0.183637</text:p>
          </table:table-cell>
          <table:table-cell office:value-type="float" office:value="0.184121" calcext:value-type="float">
            <text:p>0.1841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1</text:p>
          </table:table-cell>
          <table:table-cell office:value-type="float" office:value="0.201082" calcext:value-type="float">
            <text:p>0.201082</text:p>
          </table:table-cell>
          <table:table-cell office:value-type="float" office:value="0.205628" calcext:value-type="float">
            <text:p>0.205628</text:p>
          </table:table-cell>
          <table:table-cell office:value-type="float" office:value="0.214935" calcext:value-type="float">
            <text:p>0.214935</text:p>
          </table:table-cell>
          <table:table-cell office:value-type="float" office:value="0.016857" calcext:value-type="float">
            <text:p>0.016857</text:p>
          </table:table-cell>
          <table:table-cell office:value-type="float" office:value="0.020249" calcext:value-type="float">
            <text:p>0.020249</text:p>
          </table:table-cell>
          <table:table-cell office:value-type="float" office:value="0.031576" calcext:value-type="float">
            <text:p>0.031576</text:p>
          </table:table-cell>
          <table:table-cell office:value-type="float" office:value="0.204672" calcext:value-type="float">
            <text:p>0.204672</text:p>
          </table:table-cell>
          <table:table-cell office:value-type="float" office:value="0.208408" calcext:value-type="float">
            <text:p>0.208408</text:p>
          </table:table-cell>
          <table:table-cell office:value-type="float" office:value="0.219288" calcext:value-type="float">
            <text:p>0.2192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ll_valley_without_noise_traintest</text:p>
          </table:table-cell>
          <table:table-cell office:value-type="float" office:value="0.473642" calcext:value-type="float">
            <text:p>0.473642</text:p>
          </table:table-cell>
          <table:table-cell office:value-type="float" office:value="0.476927" calcext:value-type="float">
            <text:p>0.476927</text:p>
          </table:table-cell>
          <table:table-cell office:value-type="float" office:value="0.491783" calcext:value-type="float">
            <text:p>0.491783</text:p>
          </table:table-cell>
          <table:table-cell office:value-type="float" office:value="0.008382" calcext:value-type="float">
            <text:p>0.008382</text:p>
          </table:table-cell>
          <table:table-cell office:value-type="float" office:value="0.012783" calcext:value-type="float">
            <text:p>0.012783</text:p>
          </table:table-cell>
          <table:table-cell office:value-type="float" office:value="0.01217" calcext:value-type="float">
            <text:p>0.01217</text:p>
          </table:table-cell>
          <table:table-cell office:value-type="float" office:value="0.475031" calcext:value-type="float">
            <text:p>0.475031</text:p>
          </table:table-cell>
          <table:table-cell office:value-type="float" office:value="0.477377" calcext:value-type="float">
            <text:p>0.477377</text:p>
          </table:table-cell>
          <table:table-cell office:value-type="float" office:value="0.490683" calcext:value-type="float">
            <text:p>0.49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lpd</text:p>
          </table:table-cell>
          <table:table-cell table:style-name="Default" office:value-type="float" office:value="0.304053" calcext:value-type="float">
            <text:p>0.304053</text:p>
          </table:table-cell>
          <table:table-cell table:style-name="ce1" office:value-type="float" office:value="0.286751" calcext:value-type="float">
            <text:p>0.286751</text:p>
          </table:table-cell>
          <table:table-cell office:value-type="float" office:value="0.30912" calcext:value-type="float">
            <text:p>0.30912</text:p>
          </table:table-cell>
          <table:table-cell office:value-type="float" office:value="0.008394" calcext:value-type="float">
            <text:p>0.008394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15237" calcext:value-type="float">
            <text:p>0.015237</text:p>
          </table:table-cell>
          <table:table-cell table:style-name="Default" office:value-type="float" office:value="0.304088" calcext:value-type="float">
            <text:p>0.304088</text:p>
          </table:table-cell>
          <table:table-cell table:style-name="ce1" office:value-type="float" office:value="0.290119" calcext:value-type="float">
            <text:p>0.290119</text:p>
          </table:table-cell>
          <table:table-cell office:value-type="float" office:value="0.310385" calcext:value-type="float">
            <text:p>0.3103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0.074127" calcext:value-type="float">
            <text:p>0.074127</text:p>
          </table:table-cell>
          <table:table-cell office:value-type="float" office:value="0.074206" calcext:value-type="float">
            <text:p>0.074206</text:p>
          </table:table-cell>
          <table:table-cell office:value-type="float" office:value="0.082619" calcext:value-type="float">
            <text:p>0.082619</text:p>
          </table:table-cell>
          <table:table-cell office:value-type="float" office:value="0.012936" calcext:value-type="float">
            <text:p>0.012936</text:p>
          </table:table-cell>
          <table:table-cell office:value-type="float" office:value="0.016682" calcext:value-type="float">
            <text:p>0.016682</text:p>
          </table:table-cell>
          <table:table-cell office:value-type="float" office:value="0.017507" calcext:value-type="float">
            <text:p>0.017507</text:p>
          </table:table-cell>
          <table:table-cell office:value-type="float" office:value="0.075451" calcext:value-type="float">
            <text:p>0.075451</text:p>
          </table:table-cell>
          <table:table-cell office:value-type="float" office:value="0.077929" calcext:value-type="float">
            <text:p>0.077929</text:p>
          </table:table-cell>
          <table:table-cell office:value-type="float" office:value="0.085754" calcext:value-type="float">
            <text:p>0.085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-disorders</text:p>
          </table:table-cell>
          <table:table-cell office:value-type="float" office:value="0.280476" calcext:value-type="float">
            <text:p>0.280476</text:p>
          </table:table-cell>
          <table:table-cell table:style-name="ce1" office:value-type="float" office:value="0.280476" calcext:value-type="float">
            <text:p>0.280476</text:p>
          </table:table-cell>
          <table:table-cell office:value-type="float" office:value="0.315714" calcext:value-type="float">
            <text:p>0.315714</text:p>
          </table:table-cell>
          <table:table-cell office:value-type="float" office:value="0.010578" calcext:value-type="float">
            <text:p>0.010578</text:p>
          </table:table-cell>
          <table:table-cell office:value-type="float" office:value="0.018449" calcext:value-type="float">
            <text:p>0.018449</text:p>
          </table:table-cell>
          <table:table-cell office:value-type="float" office:value="0.024796" calcext:value-type="float">
            <text:p>0.024796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280242" calcext:value-type="float">
            <text:p>0.280242</text:p>
          </table:table-cell>
          <table:table-cell office:value-type="float" office:value="0.314052" calcext:value-type="float">
            <text:p>0.314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0.163855" calcext:value-type="float">
            <text:p>0.163855</text:p>
          </table:table-cell>
          <table:table-cell office:value-type="float" office:value="0.171084" calcext:value-type="float">
            <text:p>0.171084</text:p>
          </table:table-cell>
          <table:table-cell office:value-type="float" office:value="0.16506" calcext:value-type="float">
            <text:p>0.16506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8157" calcext:value-type="float">
            <text:p>0.008157</text:p>
          </table:table-cell>
          <table:table-cell office:value-type="float" office:value="0.010543" calcext:value-type="float">
            <text:p>0.010543</text:p>
          </table:table-cell>
          <table:table-cell office:value-type="float" office:value="0.163928" calcext:value-type="float">
            <text:p>0.163928</text:p>
          </table:table-cell>
          <table:table-cell office:value-type="float" office:value="0.171296" calcext:value-type="float">
            <text:p>0.171296</text:p>
          </table:table-cell>
          <table:table-cell office:value-type="float" office:value="0.168202" calcext:value-type="float">
            <text:p>0.168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usk1</text:p>
          </table:table-cell>
          <table:table-cell office:value-type="float" office:value="0.119836" calcext:value-type="float">
            <text:p>0.119836</text:p>
          </table:table-cell>
          <table:table-cell office:value-type="float" office:value="0.153457" calcext:value-type="float">
            <text:p>0.153457</text:p>
          </table:table-cell>
          <table:table-cell office:value-type="float" office:value="0.142819" calcext:value-type="float">
            <text:p>0.142819</text:p>
          </table:table-cell>
          <table:table-cell table:style-name="Default" office:value-type="float" office:value="0.046636" calcext:value-type="float">
            <text:p>0.046636</text:p>
          </table:table-cell>
          <table:table-cell table:style-name="ce1" office:value-type="float" office:value="0.041958" calcext:value-type="float">
            <text:p>0.041958</text:p>
          </table:table-cell>
          <table:table-cell office:value-type="float" office:value="0.050634" calcext:value-type="float">
            <text:p>0.050634</text:p>
          </table:table-cell>
          <table:table-cell office:value-type="float" office:value="0.138929" calcext:value-type="float">
            <text:p>0.138929</text:p>
          </table:table-cell>
          <table:table-cell office:value-type="float" office:value="0.163916" calcext:value-type="float">
            <text:p>0.163916</text:p>
          </table:table-cell>
          <table:table-cell office:value-type="float" office:value="0.157253" calcext:value-type="float">
            <text:p>0.157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table:style-name="Default" office:value-type="float" office:value="0.106579" calcext:value-type="float">
            <text:p>0.106579</text:p>
          </table:table-cell>
          <table:table-cell table:number-columns-repeated="2" table:style-name="ce1" office:value-type="float" office:value="0.096842" calcext:value-type="float">
            <text:p>0.096842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20413" calcext:value-type="float">
            <text:p>0.020413</text:p>
          </table:table-cell>
          <table:table-cell office:value-type="float" office:value="0.015925" calcext:value-type="float">
            <text:p>0.015925</text:p>
          </table:table-cell>
          <table:table-cell table:style-name="Default" office:value-type="float" office:value="0.108598" calcext:value-type="float">
            <text:p>0.108598</text:p>
          </table:table-cell>
          <table:table-cell table:style-name="ce1" office:value-type="float" office:value="0.102751" calcext:value-type="float">
            <text:p>0.102751</text:p>
          </table:table-cell>
          <table:table-cell table:style-name="ce1" office:value-type="float" office:value="0.101493" calcext:value-type="float">
            <text:p>0.101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neme</text:p>
          </table:table-cell>
          <table:table-cell table:style-name="Default" office:value-type="float" office:value="0.196063" calcext:value-type="float">
            <text:p>0.196063</text:p>
          </table:table-cell>
          <table:table-cell office:value-type="float" office:value="0.19745" calcext:value-type="float">
            <text:p>0.19745</text:p>
          </table:table-cell>
          <table:table-cell table:style-name="ce1" office:value-type="float" office:value="0.192634" calcext:value-type="float">
            <text:p>0.192634</text:p>
          </table:table-cell>
          <table:table-cell table:style-name="Default" office:value-type="float" office:value="0.00985" calcext:value-type="float">
            <text:p>0.00985</text:p>
          </table:table-cell>
          <table:table-cell table:style-name="ce1" office:value-type="float" office:value="0.00969" calcext:value-type="float">
            <text:p>0.00969</text:p>
          </table:table-cell>
          <table:table-cell office:value-type="float" office:value="0.010436" calcext:value-type="float">
            <text:p>0.010436</text:p>
          </table:table-cell>
          <table:table-cell table:style-name="Default" office:value-type="float" office:value="0.197755" calcext:value-type="float">
            <text:p>0.197755</text:p>
          </table:table-cell>
          <table:table-cell office:value-type="float" office:value="0.19962" calcext:value-type="float">
            <text:p>0.19962</text:p>
          </table:table-cell>
          <table:table-cell table:style-name="ce1" office:value-type="float" office:value="0.195282" calcext:value-type="float">
            <text:p>0.1952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0.236381" calcext:value-type="float">
            <text:p>0.236381</text:p>
          </table:table-cell>
          <table:table-cell office:value-type="float" office:value="0.239627" calcext:value-type="float">
            <text:p>0.239627</text:p>
          </table:table-cell>
          <table:table-cell office:value-type="float" office:value="0.251162" calcext:value-type="float">
            <text:p>0.251162</text:p>
          </table:table-cell>
          <table:table-cell table:style-name="Default" office:value-type="float" office:value="0.008308" calcext:value-type="float">
            <text:p>0.008308</text:p>
          </table:table-cell>
          <table:table-cell table:style-name="ce1" office:value-type="float" office:value="0.006945" calcext:value-type="float">
            <text:p>0.006945</text:p>
          </table:table-cell>
          <table:table-cell office:value-type="float" office:value="0.011137" calcext:value-type="float">
            <text:p>0.011137</text:p>
          </table:table-cell>
          <table:table-cell office:value-type="float" office:value="0.239314" calcext:value-type="float">
            <text:p>0.239314</text:p>
          </table:table-cell>
          <table:table-cell office:value-type="float" office:value="0.240087" calcext:value-type="float">
            <text:p>0.240087</text:p>
          </table:table-cell>
          <table:table-cell office:value-type="float" office:value="0.25256" calcext:value-type="float">
            <text:p>0.25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fb</text:p>
          </table:table-cell>
          <table:table-cell office:value-type="float" office:value="0.325966" calcext:value-type="float">
            <text:p>0.325966</text:p>
          </table:table-cell>
          <table:table-cell office:value-type="float" office:value="0.333385" calcext:value-type="float">
            <text:p>0.333385</text:p>
          </table:table-cell>
          <table:table-cell office:value-type="float" office:value="0.360119" calcext:value-type="float">
            <text:p>0.360119</text:p>
          </table:table-cell>
          <table:table-cell office:value-type="float" office:value="0.006359" calcext:value-type="float">
            <text:p>0.006359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065636" calcext:value-type="float">
            <text:p>0.065636</text:p>
          </table:table-cell>
          <table:table-cell office:value-type="float" office:value="0.32586" calcext:value-type="float">
            <text:p>0.32586</text:p>
          </table:table-cell>
          <table:table-cell office:value-type="float" office:value="0.336007" calcext:value-type="float">
            <text:p>0.336007</text:p>
          </table:table-cell>
          <table:table-cell office:value-type="float" office:value="0.386995" calcext:value-type="float">
            <text:p>0.386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.051892" calcext:value-type="float">
            <text:p>0.051892</text:p>
          </table:table-cell>
          <table:table-cell office:value-type="float" office:value="0.07473" calcext:value-type="float">
            <text:p>0.07473</text:p>
          </table:table-cell>
          <table:table-cell office:value-type="float" office:value="0.065338" calcext:value-type="float">
            <text:p>0.065338</text:p>
          </table:table-cell>
          <table:table-cell office:value-type="float" office:value="0.05467" calcext:value-type="float">
            <text:p>0.05467</text:p>
          </table:table-cell>
          <table:table-cell office:value-type="float" office:value="0.078929" calcext:value-type="float">
            <text:p>0.078929</text:p>
          </table:table-cell>
          <table:table-cell office:value-type="float" office:value="0.091163" calcext:value-type="float">
            <text:p>0.091163</text:p>
          </table:table-cell>
          <table:table-cell office:value-type="float" office:value="0.071491" calcext:value-type="float">
            <text:p>0.071491</text:p>
          </table:table-cell>
          <table:table-cell office:value-type="float" office:value="0.098452" calcext:value-type="float">
            <text:p>0.098452</text:p>
          </table:table-cell>
          <table:table-cell office:value-type="float" office:value="0.097718" calcext:value-type="float">
            <text:p>0.0977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table:style-name="Default" office:value-type="float" office:value="0.302914" calcext:value-type="float">
            <text:p>0.302914</text:p>
          </table:table-cell>
          <table:table-cell table:style-name="ce1" office:value-type="float" office:value="0.300879" calcext:value-type="float">
            <text:p>0.300879</text:p>
          </table:table-cell>
          <table:table-cell office:value-type="float" office:value="0.32692" calcext:value-type="float">
            <text:p>0.32692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011865" calcext:value-type="float">
            <text:p>0.011865</text:p>
          </table:table-cell>
          <table:table-cell office:value-type="float" office:value="0.02166" calcext:value-type="float">
            <text:p>0.02166</text:p>
          </table:table-cell>
          <table:table-cell office:value-type="float" office:value="0.301336" calcext:value-type="float">
            <text:p>0.301336</text:p>
          </table:table-cell>
          <table:table-cell office:value-type="float" office:value="0.301767" calcext:value-type="float">
            <text:p>0.301767</text:p>
          </table:table-cell>
          <table:table-cell office:value-type="float" office:value="0.331128" calcext:value-type="float">
            <text:p>0.331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table:style-name="Default" office:value-type="float" office:value="0.14881" calcext:value-type="float">
            <text:p>0.14881</text:p>
          </table:table-cell>
          <table:table-cell office:value-type="float" office:value="0.154286" calcext:value-type="float">
            <text:p>0.154286</text:p>
          </table:table-cell>
          <table:table-cell table:style-name="ce1" office:value-type="float" office:value="0.139524" calcext:value-type="float">
            <text:p>0.139524</text:p>
          </table:table-cell>
          <table:table-cell office:value-type="float" office:value="0.024659" calcext:value-type="float">
            <text:p>0.024659</text:p>
          </table:table-cell>
          <table:table-cell office:value-type="float" office:value="0.029703" calcext:value-type="float">
            <text:p>0.029703</text:p>
          </table:table-cell>
          <table:table-cell office:value-type="float" office:value="0.033686" calcext:value-type="float">
            <text:p>0.033686</text:p>
          </table:table-cell>
          <table:table-cell table:style-name="Default" office:value-type="float" office:value="0.151715" calcext:value-type="float">
            <text:p>0.151715</text:p>
          </table:table-cell>
          <table:table-cell office:value-type="float" office:value="0.159574" calcext:value-type="float">
            <text:p>0.159574</text:p>
          </table:table-cell>
          <table:table-cell table:style-name="ce1" office:value-type="float" office:value="0.149873" calcext:value-type="float">
            <text:p>0.149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0.062439" calcext:value-type="float">
            <text:p>0.062439</text:p>
          </table:table-cell>
          <table:table-cell office:value-type="float" office:value="0.063089" calcext:value-type="float">
            <text:p>0.063089</text:p>
          </table:table-cell>
          <table:table-cell office:value-type="float" office:value="0.066349" calcext:value-type="float">
            <text:p>0.066349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0.016905" calcext:value-type="float">
            <text:p>0.016905</text:p>
          </table:table-cell>
          <table:table-cell office:value-type="float" office:value="0.018422" calcext:value-type="float">
            <text:p>0.018422</text:p>
          </table:table-cell>
          <table:table-cell table:style-name="Default" office:value-type="float" office:value="0.067771" calcext:value-type="float">
            <text:p>0.067771</text:p>
          </table:table-cell>
          <table:table-cell table:style-name="ce1" office:value-type="float" office:value="0.067445" calcext:value-type="float">
            <text:p>0.067445</text:p>
          </table:table-cell>
          <table:table-cell office:value-type="float" office:value="0.070941" calcext:value-type="float">
            <text:p>0.0709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0.205413" calcext:value-type="float">
            <text:p>0.205413</text:p>
          </table:table-cell>
          <table:table-cell office:value-type="float" office:value="0.205698" calcext:value-type="float">
            <text:p>0.205698</text:p>
          </table:table-cell>
          <table:table-cell office:value-type="float" office:value="0.209259" calcext:value-type="float">
            <text:p>0.209259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013293" calcext:value-type="float">
            <text:p>0.013293</text:p>
          </table:table-cell>
          <table:table-cell office:value-type="float" office:value="0.013057" calcext:value-type="float">
            <text:p>0.013057</text:p>
          </table:table-cell>
          <table:table-cell office:value-type="float" office:value="0.20572" calcext:value-type="float">
            <text:p>0.20572</text:p>
          </table:table-cell>
          <table:table-cell office:value-type="float" office:value="0.206509" calcext:value-type="float">
            <text:p>0.206509</text:p>
          </table:table-cell>
          <table:table-cell office:value-type="float" office:value="0.20952" calcext:value-type="float">
            <text:p>0.20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el-plates-faul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8419" calcext:value-type="float">
            <text:p>0.058419</text:p>
          </table:table-cell>
          <table:table-cell office:value-type="float" office:value="0.073378" calcext:value-type="float">
            <text:p>0.073378</text:p>
          </table:table-cell>
          <table:table-cell office:value-type="float" office:value="0.064456" calcext:value-type="float">
            <text:p>0.064456</text:p>
          </table:table-cell>
          <table:table-cell office:value-type="float" office:value="0.017498" calcext:value-type="float">
            <text:p>0.017498</text:p>
          </table:table-cell>
          <table:table-cell office:value-type="float" office:value="0.024306" calcext:value-type="float">
            <text:p>0.024306</text:p>
          </table:table-cell>
          <table:table-cell office:value-type="float" office:value="0.021791" calcext:value-type="float">
            <text:p>0.021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ylvine</text:p>
          </table:table-cell>
          <table:table-cell office:value-type="float" office:value="0.079822" calcext:value-type="float">
            <text:p>0.079822</text:p>
          </table:table-cell>
          <table:table-cell office:value-type="float" office:value="0.081383" calcext:value-type="float">
            <text:p>0.081383</text:p>
          </table:table-cell>
          <table:table-cell office:value-type="float" office:value="0.082359" calcext:value-type="float">
            <text:p>0.08235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.002661" calcext:value-type="float">
            <text:p>0.002661</text:p>
          </table:table-cell>
          <table:table-cell office:value-type="float" office:value="0.080782" calcext:value-type="float">
            <text:p>0.080782</text:p>
          </table:table-cell>
          <table:table-cell office:value-type="float" office:value="0.081989" calcext:value-type="float">
            <text:p>0.081989</text:p>
          </table:table-cell>
          <table:table-cell office:value-type="float" office:value="0.082627" calcext:value-type="float">
            <text:p>0.082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H</text:p>
          </table:table-cell>
          <table:table-cell table:style-name="Default" office:value-type="float" office:value="0.376364" calcext:value-type="float">
            <text:p>0.376364</text:p>
          </table:table-cell>
          <table:table-cell table:style-name="ce1" office:value-type="float" office:value="0.367273" calcext:value-type="float">
            <text:p>0.367273</text:p>
          </table:table-cell>
          <table:table-cell office:value-type="float" office:value="0.396364" calcext:value-type="float">
            <text:p>0.396364</text:p>
          </table:table-cell>
          <table:table-cell office:value-type="float" office:value="0.025574" calcext:value-type="float">
            <text:p>0.025574</text:p>
          </table:table-cell>
          <table:table-cell office:value-type="float" office:value="0.04741" calcext:value-type="float">
            <text:p>0.04741</text:p>
          </table:table-cell>
          <table:table-cell office:value-type="float" office:value="0.05231" calcext:value-type="float">
            <text:p>0.05231</text:p>
          </table:table-cell>
          <table:table-cell table:style-name="Default" office:value-type="float" office:value="0.383936" calcext:value-type="float">
            <text:p>0.383936</text:p>
          </table:table-cell>
          <table:table-cell table:style-name="ce1" office:value-type="float" office:value="0.372984" calcext:value-type="float">
            <text:p>0.372984</text:p>
          </table:table-cell>
          <table:table-cell office:value-type="float" office:value="0.406489" calcext:value-type="float">
            <text:p>0.406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LM</text:p>
          </table:table-cell>
          <table:table-cell office:value-type="float" office:value="0.365556" calcext:value-type="float">
            <text:p>0.365556</text:p>
          </table:table-cell>
          <table:table-cell table:style-name="ce1" office:value-type="float" office:value="0.365556" calcext:value-type="float">
            <text:p>0.365556</text:p>
          </table:table-cell>
          <table:table-cell office:value-type="float" office:value="0.415556" calcext:value-type="float">
            <text:p>0.415556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31871" calcext:value-type="float">
            <text:p>0.031871</text:p>
          </table:table-cell>
          <table:table-cell office:value-type="float" office:value="0.043831" calcext:value-type="float">
            <text:p>0.043831</text:p>
          </table:table-cell>
          <table:table-cell office:value-type="float" office:value="0.370415" calcext:value-type="float">
            <text:p>0.370415</text:p>
          </table:table-cell>
          <table:table-cell office:value-type="float" office:value="0.376138" calcext:value-type="float">
            <text:p>0.376138</text:p>
          </table:table-cell>
          <table:table-cell office:value-type="float" office:value="0.406998" calcext:value-type="float">
            <text:p>0.4069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aching_assistant_MH</text:p>
          </table:table-cell>
          <table:table-cell office:value-type="float" office:value="0.33" calcext:value-type="float">
            <text:p>0.33</text:p>
          </table:table-cell>
          <table:table-cell office:value-type="float" office:value="0.350909" calcext:value-type="float">
            <text:p>0.350909</text:p>
          </table:table-cell>
          <table:table-cell office:value-type="float" office:value="0.349091" calcext:value-type="float">
            <text:p>0.349091</text:p>
          </table:table-cell>
          <table:table-cell table:style-name="Default" office:value-type="float" office:value="0.055355" calcext:value-type="float">
            <text:p>0.055355</text:p>
          </table:table-cell>
          <table:table-cell table:style-name="ce1" office:value-type="float" office:value="0.045524" calcext:value-type="float">
            <text:p>0.045524</text:p>
          </table:table-cell>
          <table:table-cell office:value-type="float" office:value="0.057791" calcext:value-type="float">
            <text:p>0.057791</text:p>
          </table:table-cell>
          <table:table-cell office:value-type="float" office:value="0.338309" calcext:value-type="float">
            <text:p>0.338309</text:p>
          </table:table-cell>
          <table:table-cell office:value-type="float" office:value="0.349117" calcext:value-type="float">
            <text:p>0.349117</text:p>
          </table:table-cell>
          <table:table-cell office:value-type="float" office:value="0.363874" calcext:value-type="float">
            <text:p>0.3638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itanic</text:p>
          </table:table-cell>
          <table:table-cell table:style-name="Default" office:value-type="float" office:value="0.216201" calcext:value-type="float">
            <text:p>0.216201</text:p>
          </table:table-cell>
          <table:table-cell table:style-name="ce1" office:value-type="float" office:value="0.211615" calcext:value-type="float">
            <text:p>0.211615</text:p>
          </table:table-cell>
          <table:table-cell office:value-type="float" office:value="0.226136" calcext:value-type="float">
            <text:p>0.226136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35566" calcext:value-type="float">
            <text:p>0.035566</text:p>
          </table:table-cell>
          <table:table-cell table:style-name="Default" office:value-type="float" office:value="0.216458" calcext:value-type="float">
            <text:p>0.216458</text:p>
          </table:table-cell>
          <table:table-cell table:style-name="ce1" office:value-type="float" office:value="0.212673" calcext:value-type="float">
            <text:p>0.212673</text:p>
          </table:table-cell>
          <table:table-cell office:value-type="float" office:value="0.239651" calcext:value-type="float">
            <text:p>0.2396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2</text:p>
          </table:table-cell>
          <table:table-cell office:value-type="float" office:value="0.024839" calcext:value-type="float">
            <text:p>0.024839</text:p>
          </table:table-cell>
          <table:table-cell office:value-type="float" office:value="0.02486" calcext:value-type="float">
            <text:p>0.02486</text:p>
          </table:table-cell>
          <table:table-cell office:value-type="float" office:value="0.027241" calcext:value-type="float">
            <text:p>0.027241</text:p>
          </table:table-cell>
          <table:table-cell office:value-type="float" office:value="0.02316" calcext:value-type="float">
            <text:p>0.02316</text:p>
          </table:table-cell>
          <table:table-cell office:value-type="float" office:value="0.027953" calcext:value-type="float">
            <text:p>0.027953</text:p>
          </table:table-cell>
          <table:table-cell office:value-type="float" office:value="0.027223" calcext:value-type="float">
            <text:p>0.027223</text:p>
          </table:table-cell>
          <table:table-cell office:value-type="float" office:value="0.028705" calcext:value-type="float">
            <text:p>0.028705</text:p>
          </table:table-cell>
          <table:table-cell office:value-type="float" office:value="0.032293" calcext:value-type="float">
            <text:p>0.032293</text:p>
          </table:table-cell>
          <table:table-cell office:value-type="float" office:value="0.034506" calcext:value-type="float">
            <text:p>0.034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tebral_column</text:p>
          </table:table-cell>
          <table:table-cell office:value-type="float" office:value="0.164516" calcext:value-type="float">
            <text:p>0.164516</text:p>
          </table:table-cell>
          <table:table-cell office:value-type="float" office:value="0.174194" calcext:value-type="float">
            <text:p>0.174194</text:p>
          </table:table-cell>
          <table:table-cell table:style-name="ce1" office:value-type="float" office:value="0.164516" calcext:value-type="float">
            <text:p>0.164516</text:p>
          </table:table-cell>
          <table:table-cell table:style-name="Default" office:value-type="float" office:value="0.013953" calcext:value-type="float">
            <text:p>0.013953</text:p>
          </table:table-cell>
          <table:table-cell table:style-name="ce1" office:value-type="float" office:value="0.01194" calcext:value-type="float">
            <text:p>0.01194</text:p>
          </table:table-cell>
          <table:table-cell office:value-type="float" office:value="0.015272" calcext:value-type="float">
            <text:p>0.015272</text:p>
          </table:table-cell>
          <table:table-cell office:value-type="float" office:value="0.16629" calcext:value-type="float">
            <text:p>0.16629</text:p>
          </table:table-cell>
          <table:table-cell office:value-type="float" office:value="0.174609" calcext:value-type="float">
            <text:p>0.174609</text:p>
          </table:table-cell>
          <table:table-cell table:style-name="ce1" office:value-type="float" office:value="0.166043" calcext:value-type="float">
            <text:p>0.166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table:style-name="Default" office:value-type="float" office:value="0.035182" calcext:value-type="float">
            <text:p>0.035182</text:p>
          </table:table-cell>
          <table:table-cell table:style-name="ce1" office:value-type="float" office:value="0.031642" calcext:value-type="float">
            <text:p>0.031642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.007954" calcext:value-type="float">
            <text:p>0.007954</text:p>
          </table:table-cell>
          <table:table-cell office:value-type="float" office:value="0.008895" calcext:value-type="float">
            <text:p>0.008895</text:p>
          </table:table-cell>
          <table:table-cell office:value-type="float" office:value="0.008805" calcext:value-type="float">
            <text:p>0.008805</text:p>
          </table:table-cell>
          <table:table-cell table:style-name="Default" office:value-type="float" office:value="0.037348" calcext:value-type="float">
            <text:p>0.037348</text:p>
          </table:table-cell>
          <table:table-cell table:style-name="ce1" office:value-type="float" office:value="0.033981" calcext:value-type="float">
            <text:p>0.033981</text:p>
          </table:table-cell>
          <table:table-cell office:value-type="float" office:value="0.035299" calcext:value-type="float">
            <text:p>0.035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east1</text:p>
          </table:table-cell>
          <table:table-cell table:style-name="Default" office:value-type="float" office:value="0.237167" calcext:value-type="float">
            <text:p>0.237167</text:p>
          </table:table-cell>
          <table:table-cell table:style-name="ce1" office:value-type="float" office:value="0.229761" calcext:value-type="float">
            <text:p>0.229761</text:p>
          </table:table-cell>
          <table:table-cell office:value-type="float" office:value="0.234487" calcext:value-type="float">
            <text:p>0.234487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.010907" calcext:value-type="float">
            <text:p>0.010907</text:p>
          </table:table-cell>
          <table:table-cell office:value-type="float" office:value="0.018597" calcext:value-type="float">
            <text:p>0.018597</text:p>
          </table:table-cell>
          <table:table-cell table:style-name="Default" office:value-type="float" office:value="0.237342" calcext:value-type="float">
            <text:p>0.237342</text:p>
          </table:table-cell>
          <table:table-cell table:style-name="ce1" office:value-type="float" office:value="0.233593" calcext:value-type="float">
            <text:p>0.233593</text:p>
          </table:table-cell>
          <table:table-cell office:value-type="float" office:value="0.242035" calcext:value-type="float">
            <text:p>0.242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nas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2T15:38:21.242507932</dc:date>
    <meta:editing-duration>PT10M4S</meta:editing-duration>
    <meta:editing-cycles>2</meta:editing-cycles>
    <meta:generator>LibreOffice/7.3.7.2$Linux_X86_64 LibreOffice_project/30$Build-2</meta:generator>
    <meta:document-statistic meta:table-count="1" meta:cell-count="460" meta:object-count="0"/>
  </office:meta>
</office:document-meta>
</file>